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C45911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45911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BE4D5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BE4D5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BE4D5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BE4D5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BE4D5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BE4D5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7.35541666666667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ca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Modules fonctionnels<text:s/></text:p>
          </table:table-cell>
          <table:table-cell office:value-type="string" table:style-name="ce2">
            <text:p>Fonctions<text:s/></text:p>
          </table:table-cell>
          <table:table-cell office:value-type="string" table:style-name="ce3">
            <text:p>Acteurs<text:s/>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5" table:style-name="ce9">
            <text:p>Comptes utilisateur</text:p>
          </table:table-cell>
          <table:table-cell office:value-type="string" table:style-name="ce4">
            <text:p>Création d’un compte utilisateur</text:p>
          </table:table-cell>
          <table:table-cell office:value-type="string" table:style-name="ce5">
            <text:p>Visiteur anonym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Gestion du compte utilisateur</text:p>
          </table:table-cell>
          <table:table-cell office:value-type="string" table:style-name="ce5">
            <text:p>Utilisateur connecté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4">
            <text:p>Création et gestion de comptes utilisateurs et administrateurs</text:p>
          </table:table-cell>
          <table:table-cell office:value-type="string" table:style-name="ce5">
            <text:p>Administrateu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4">
            <text:p>Désactivation / Suppression d’un compte utilisateur</text:p>
          </table:table-cell>
          <table:table-cell office:value-type="string" table:style-name="ce5">
            <text:p>Administrateu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Réinitialisation de son mot de passe</text:p>
          </table:table-cell>
          <table:table-cell office:value-type="string" table:style-name="ce5">
            <text:p>Utilisateur connecté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6">
            <text:p>Exercices de respiration</text:p>
          </table:table-cell>
          <table:table-cell office:value-type="string" table:style-name="ce7">
            <text:p>Configure l’exercice de cohérence cardiaque</text:p>
          </table:table-cell>
          <table:table-cell office:value-type="string" table:style-name="ce8">
            <text:p>Visiteur anonym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Lancer l’exercice de cohérence cardiaque</text:p>
          </table:table-cell>
          <table:table-cell office:value-type="string" table:style-name="ce8">
            <text:p>Visiteur anonyme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" table:style-name="ce6">
            <text:p>Informations</text:p>
          </table:table-cell>
          <table:table-cell office:value-type="string" table:style-name="ce7">
            <text:p>Affichage des menus et pages de contenus</text:p>
          </table:table-cell>
          <table:table-cell office:value-type="string" table:style-name="ce8">
            <text:p>Visiteur anonyme Utilisateur connecté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7">
            <text:p>Modification des contenus des menus et pages d’information</text:p>
          </table:table-cell>
          <table:table-cell office:value-type="string" table:style-name="ce8">
            <text:p>Administrateur</text:p>
          </table:table-cell>
          <table:table-cell table:number-columns-repeated="16381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BASSIGNOT ALEXIS</meta:initial-creator>
    <dc:creator>BASSIGNOT ALEXIS</dc:creator>
    <meta:creation-date>2025-02-12T19:58:37Z</meta:creation-date>
    <dc:date>2025-06-08T16:42:55Z</dc:date>
  </office:meta>
</office:document-meta>
</file>